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ohit Devanagari2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adrão">
      <style:paragraph-properties fo:text-align="center" style:justify-single-word="false"/>
      <style:text-properties officeooo:rsid="001e406d" officeooo:paragraph-rsid="001e406d"/>
    </style:style>
    <style:style style:name="P2" style:family="paragraph" style:parent-style-name="Standard">
      <style:text-properties style:font-name="Arial" fo:font-size="13pt" style:font-size-asian="13pt" style:font-size-complex="13pt"/>
    </style:style>
    <style:style style:name="P3" style:family="paragraph" style:parent-style-name="Standard">
      <style:text-properties style:font-name="Arial" fo:font-size="13pt" officeooo:rsid="001e406d" officeooo:paragraph-rsid="001e406d" style:font-size-asian="13pt" style:font-size-complex="13pt"/>
    </style:style>
    <style:style style:name="T1" style:family="text">
      <style:text-properties style:font-name="Liberation Serif" fo:font-size="24pt" fo:font-style="normal" fo:font-weight="normal" style:font-size-asian="24pt" style:font-style-asian="normal" style:font-weight-asian="normal"/>
    </style:style>
    <style:style style:name="T2" style:family="text">
      <style:text-properties style:font-name="Liberation Serif" fo:font-size="24pt" fo:font-style="normal" fo:font-weight="bold" style:font-size-asian="24pt" style:font-style-asian="normal" style:font-weight-asian="bold" style:font-weight-complex="bold"/>
    </style:style>
    <style:style style:name="T3" style:family="text">
      <style:text-properties style:font-name="Liberation Serif" fo:font-size="24pt" fo:font-style="normal" style:text-underline-style="solid" style:text-underline-width="auto" style:text-underline-color="font-color" fo:font-weight="bold" style:font-size-asian="24pt" style:font-style-asian="normal" style:font-weight-asian="bold" style:font-weight-complex="bold"/>
    </style:style>
    <style:style style:name="T4" style:family="text">
      <style:text-properties style:font-name="Liberation Serif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weight-complex="normal"/>
    </style:style>
    <style:style style:name="T5" style:family="text">
      <style:text-properties style:font-name="sans-serif"/>
    </style:style>
    <style:style style:name="T6" style:family="text">
      <style:text-properties style:font-name="sans-serif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A-Matemática Professora Patrícia Siqueira </text:span><text:span text:style-name="T4">Exercícios</text:span></text:p>
      <text:p text:style-name="P3">1) Resolva as expressões numéricas abaixo:</text:p>
      <text:p text:style-name="P2">a) 80 + { 5 + [ ( 8 + 12 ) + ( 13 + 12 )] + 10 } =</text:p>
      <text:p text:style-name="P2"/>
      <text:p text:style-name="P2"/>
      <text:p text:style-name="P2"/>
      <text:p text:style-name="P2"/>
      <text:p text:style-name="P2"/>
      <text:p text:style-name="P2"/>
      <text:p text:style-name="P2">b) 58 + [ 48 – ( 31 – 10 ) + 15 ] =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) 38 – { ( 51 – 15 ) + [ 5 + (3 – 1 ) ] – 10 } =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) [ 9 + ( 585 – 15 x 6) ] ÷ 56 =</text:p>
      <text:p text:style-name="P2"/>
      <text:p text:style-name="P2"/>
      <text:p text:style-name="P2"/>
      <text:p text:style-name="P2"/>
      <text:p text:style-name="P2"/>
      <text:p text:style-name="P2"/>
      <text:p text:style-name="P2">e) [ 30 – (17 – 8 ) x 3 + 25 ] ÷ 7 =</text:p>
      <text:p text:style-name="P2"/>
      <text:p text:style-name="P2"/>
      <text:p text:style-name="P2"/>
      <text:p text:style-name="P2"/>
      <text:p text:style-name="P2"/>
      <text:p text:style-name="P2"/>
      <text:p text:style-name="P2">f) { [ ( 8 x 4 + 3 ) ÷ 7 + ( 3 + 15 ÷ 5 ) x 3 ] x 2 – ( 19 – 7 ) ÷ 6 } x 2 + 12 =</text:p>
      <text:p text:style-name="P2"/>
      <text:p text:style-name="P2"/>
      <text:p text:style-name="P2"/>
      <text:p text:style-name="P2"/>
      <text:p text:style-name="P2"/>
      <text:p text:style-name="P2"/>
      <text:p text:style-name="P2">g) { [ ( 6 x 4 x 7 ) ÷ 3 + 9 ] ÷ 5 } x 13 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ohit Devanagari2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m_20_seta" style:display-name="Objeto com seta" style:family="paragraph" style:parent-style-name="Padrão" style:default-outline-level=""/>
    <style:style style:name="Objeto_20_com_20_sombra" style:display-name="Objeto com sombra" style:family="paragraph" style:parent-style-name="Padrão" style:default-outline-level=""/>
    <style:style style:name="Objeto_20_sem_20_preenchimento" style:display-name="Objeto sem preenchimento" style:family="paragraph" style:parent-style-name="Padrão" style:default-outline-level=""/>
    <style:style style:name="Objeto_20_sem_20_preenchimento_20_nem_20_linha" style:display-name="Objeto sem preenchimento nem linha" style:family="paragraph" style:parent-style-name="Padrão" style:default-outline-level=""/>
    <style:style style:name="Corpo_20_do_20_texto" style:display-name="Corpo do texto" style:family="paragraph" style:parent-style-name="Padrão" style:default-outline-level="">
      <style:text-properties fo:font-size="16pt" style:font-size-asian="16pt"/>
    </style:style>
    <style:style style:name="Corpo_20_do_20_texto_20_justificado" style:display-name="Corpo do texto justificado" style:family="paragraph" style:parent-style-name="Padrão" style:default-outline-level="">
      <style:paragraph-properties fo:text-align="start" style:justify-single-word="fals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text-indent="0.6cm" style:auto-text-indent="false"/>
    </style:style>
    <style:style style:name="Título1" style:family="paragraph" style:parent-style-name="Padrã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Linha_20_de_20_cota" style:display-name="Linha de cota" style:family="paragraph" style:parent-style-name="Padrã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9:21:05.820051363</meta:creation-date>
    <dc:date>2020-02-07T19:48:48.505109449</dc:date>
    <meta:editing-duration>PT27M41S</meta:editing-duration>
    <meta:editing-cycles>3</meta:editing-cycles>
    <meta:print-date>2020-02-07T19:44:59.861071984</meta:print-date>
    <meta:document-statistic meta:table-count="0" meta:image-count="0" meta:object-count="0" meta:page-count="1" meta:paragraph-count="9" meta:word-count="149" meta:character-count="424" meta:non-whitespace-character-count="272"/>
    <meta:generator>LibreOffice/5.1.6.2$Linux_X86_64 LibreOffice_project/10m0$Build-2</meta:generator>
  </office:meta>
</office:document-meta>
</file>